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AnnotationOnClassWithNoInterface.noTransac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AnnotationOnClassWithNoInterface.echo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